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**VitaGreen - Présentation du Site**</text:p>
      <text:p text:style-name="Standard"/>
      <text:p text:style-name="Standard">## **🌿 Concept Global**</text:p>
      <text:p text:style-name="Standard"/>
      <text:p text:style-name="Standard">**VitaGreen** est un site e-commerce dédié à la vente de **boissons healthy et écologiques**. Le site présente une entreprise engagée qui propose des produits sains, respectueux de l'environnement et éthiques.</text:p>
      <text:p text:style-name="Standard"/>
      <text:p text:style-name="Standard">---</text:p>
      <text:p text:style-name="Standard"/>
      <text:p text:style-name="Standard">## **🎯 Mission &amp; Positionnement**</text:p>
      <text:p text:style-name="Standard"/>
      <text:p text:style-name="Standard">### **Double Mission :**</text:p>
      <text:p text:style-name="Standard">1. **Santé des consommateurs** → Boissons 100% naturelles et bénéfiques</text:p>
      <text:p text:style-name="Standard">2. **Protection de la planète** → Processus de production écologique</text:p>
      <text:p text:style-name="Standard"/>
      <text:p text:style-name="Standard">### **Positionnement :**</text:p>
      <text:p text:style-name="Standard">- **Premium healthy** → Produits de qualité supérieure</text:p>
      <text:p text:style-name="Standard">- **Éco-responsable** → Engagement environnemental fort</text:p>
      <text:p text:style-name="Standard">- **Transparent** → Traçabilité complète des produits</text:p>
      <text:p text:style-name="Standard">- **Éthique** → Relations équitables avec tous les partenaires</text:p>
      <text:p text:style-name="Standard"/>
      <text:p text:style-name="Standard">---</text:p>
      <text:p text:style-name="Standard"/>
      <text:p text:style-name="Standard">## **🏗️ Structure du Site**</text:p>
      <text:p text:style-name="Standard"/>
      <text:p text:style-name="Standard">### **Pages Principales :**</text:p>
      <text:p text:style-name="Standard">1. **Accueil** → Présentation globale et valeurs</text:p>
      <text:p text:style-name="Standard">2. **Boutique** → Catalogue des produits par catégories</text:p>
      <text:p text:style-name="Standard">3. **Notre Histoire** → Origines et fondateurs</text:p>
      <text:p text:style-name="Standard">4. **Nos Valeurs** → Engagement santé, écologie, éthique</text:p>
      <text:p text:style-name="Standard">5. **Engagement Environnemental** → Actions concrètes</text:p>
      <text:p text:style-name="Standard">6. **Contact** → Formulaire et informations</text:p>
      <text:p text:style-name="Standard"/>
      <text:p text:style-name="Standard">### **Sections Clés de l'Accueil :**</text:p>
      <text:p text:style-name="Standard">- **Hero** → Message fort et appel à l'action</text:p>
      <text:p text:style-name="Standard">- **3 Valeurs Fondatrices** → Santé, Écologie, Éthique</text:p>
      <text:p text:style-name="Standard">- **Détails des Engagements** → Preuves concrètes</text:p>
      <text:p text:style-name="Standard">- **Produits Phares** → Mise en avant des best-sellers</text:p>
      <text:p text:style-name="Standard"/>
      <text:p text:style-name="Standard">---</text:p>
      <text:p text:style-name="Standard"/>
      <text:p text:style-name="Standard">## **🛒 Fonctionnalités E-commerce**</text:p>
      <text:p text:style-name="Standard"/>
      <text:p text:style-name="Standard">### **Catégories de Produits :**</text:p>
      <text:p text:style-name="Standard">- **Jus &amp; Nectars** (pressés à froid, nectars gourmands)</text:p>
      <text:p text:style-name="Standard">- **Infusions &amp; Thés** (bien-être, thés bio)</text:p>
      <text:p text:style-name="Standard">- **Boissons Énergisantes Naturelles** (sport, vitalité)</text:p>
      <text:p text:style-name="Standard">- **Eaux Infusées** (classiques, spécialités)</text:p>
      <text:p text:style-name="Standard">- **Shots &amp; Concentrés**</text:p>
      <text:p text:style-name="Standard">- **Laits Végétaux**</text:p>
      <text:p text:style-name="Standard">- **Coffrets Cadeaux**</text:p>
      <text:p text:style-name="Standard"><text:soft-page-break/></text:p>
      <text:p text:style-name="Standard">### **Expérience d'Achat :**</text:p>
      <text:p text:style-name="Standard">- Interface intuitive et épurée</text:p>
      <text:p text:style-name="Standard">- Fiches produits détaillées avec bienfaits</text:p>
      <text:p text:style-name="Standard">- Filtrage par valeurs (bio, local, zéro plastique)</text:p>
      <text:p text:style-name="Standard">- Programme fidélité</text:p>
      <text:p text:style-name="Standard"/>
      <text:p text:style-name="Standard">---</text:p>
      <text:p text:style-name="Standard"/>
      <text:p text:style-name="Standard">## **🎨 Identité Visuelle**</text:p>
      <text:p text:style-name="Standard"/>
      <text:p text:style-name="Standard">### **Design :**</text:p>
      <text:p text:style-name="Standard">- **Moderne et épuré** → Facilite la navigation</text:p>
      <text:p text:style-name="Standard">- **Couleurs naturelles** → Vert (#2ecc71) pour l'écologie, tons neutres</text:p>
      <text:p text:style-name="Standard">- **Typographie lisible** → Professionnelle mais accessible</text:p>
      <text:p text:style-name="Standard">- **Imagery authentique** → Photos de produits réels, nature</text:p>
      <text:p text:style-name="Standard"/>
      <text:p text:style-name="Standard">### **Expérience Utilisateur :**</text:p>
      <text:p text:style-name="Standard">- **Responsive** → Adapté mobile/desktop</text:p>
      <text:p text:style-name="Standard">- **Rapide** → Temps de chargement optimisés</text:p>
      <text:p text:style-name="Standard">- **Intuitive** → Parcours d'achat simplifié</text:p>
      <text:p text:style-name="Standard"/>
      <text:p text:style-name="Standard">---</text:p>
      <text:p text:style-name="Standard"/>
      <text:p text:style-name="Standard">## **📱 Public Cible**</text:p>
      <text:p text:style-name="Standard"/>
      <text:p text:style-name="Standard">### **Principaux segments :**</text:p>
      <text:p text:style-name="Standard">- **25-50 ans** santé conscious</text:p>
      <text:p text:style-name="Standard">- **Sportifs** recherchent des alternatives naturelles</text:p>
      <text:p text:style-name="Standard">- **Éco-responsables** sensibles à l'environnement</text:p>
      <text:p text:style-name="Standard">- **Familles** souhaitant une alimentation saine</text:p>
      <text:p text:style-name="Standard">- **Professionnels** cherchant des solutions énergie naturelle</text:p>
      <text:p text:style-name="Standard"/>
      <text:p text:style-name="Standard">---</text:p>
      <text:p text:style-name="Standard"/>
      <text:p text:style-name="Standard">## **💡 Points Différenciants**</text:p>
      <text:p text:style-name="Standard"/>
      <text:p text:style-name="Standard">### **Face à la concurrence :**</text:p>
      <text:p text:style-name="Standard">1. **Transparence radicale** → Origine de tous les ingrédients</text:p>
      <text:p text:style-name="Standard">2. **Engagement écologique profond** → Pas de greenwashing</text:p>
      <text:p text:style-name="Standard">3. **Circuit court** → 85km de rayon moyen d'approvisionnement</text:p>
      <text:p text:style-name="Standard">4. **Innovation produit** → Technologies exclusives (cold-press)</text:p>
      <text:p text:style-name="Standard">5. **Éthique business** → Partage équitable de la valeur</text:p>
      <text:p text:style-name="Standard"/>
      <text:p text:style-name="Standard">---</text:p>
      <text:p text:style-name="Standard"/>
      <text:p text:style-name="Standard">## **🌐 Objectifs du Site**</text:p>
      <text:p text:style-name="Standard"/>
      <text:p text:style-name="Standard">### **À court terme :**</text:p>
      <text:p text:style-name="Standard">- Présenter clairement l'offre et les valeurs</text:p>
      <text:p text:style-name="Standard">- Convertir les visiteurs en clients</text:p>
      <text:p text:style-name="Standard">- Éduquer sur les bienfaits des produits</text:p>
      <text:p text:style-name="Standard"><text:soft-page-break/></text:p>
      <text:p text:style-name="Standard">### **À long terme :**</text:p>
      <text:p text:style-name="Standard">- Devenir une référence des boissons healthy</text:p>
      <text:p text:style-name="Standard">- Fidéliser une communauté engagée</text:p>
      <text:p text:style-name="Standard">- Inspirer d'autres entreprises à adopter ce modèle</text:p>
      <text:p text:style-name="Standard"/>
      <text:p text:style-name="Standard">---</text:p>
      <text:p text:style-name="Standard"/>
      <text:p text:style-name="Standard">## **📊 Mesures de Succès**</text:p>
      <text:p text:style-name="Standard"/>
      <text:p text:style-name="Standard">### **Indicateurs de performance :**</text:p>
      <text:p text:style-name="Standard">- Taux de conversion visiteurs → clients</text:p>
      <text:p text:style-name="Standard">- Panier moyen</text:p>
      <text:p text:style-name="Standard">- Taux de rétention</text:p>
      <text:p text:style-name="Standard">- Engagement sur les pages valeurs</text:p>
      <text:p text:style-name="Standard">- Part de trafic mobile</text:p>
      <text:p text:style-name="Standard"/>
      <text:p text:style-name="Standard">---</text:p>
      <text:p text:style-name="Standard"/>
      <text:p text:style-name="Standard">## **✨ En Résumé**</text:p>
      <text:p text:style-name="Standard"/>
      <text:p text:style-name="Standard">**VitaGreen n'est pas qu'un site e-commerce, c'est :**</text:p>
      <text:p text:style-name="Standard">- Une **plateforme éducative** sur la nutrition saine</text:p>
      <text:p text:style-name="Standard">- Un **manifeste** pour une consommation responsable</text:p>
      <text:p text:style-name="Standard">- Une **communauté** de personnes partageant les mêmes valeurs</text:p>
      <text:p text:style-name="Standard">- Une **preuve** qu'entreprise rentable et éthique sont compatibles</text:p>
      <text:p text:style-name="Standard"/>
      <text:p text:style-name="Standard">Le site incarne parfaitement la promesse : **"Des boissons saines, pour vous et la planète"** à travers chaque élément de son design, son contenu et son expérience utilisateu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4:43:52.618566400</meta:creation-date>
    <dc:date>2025-10-14T14:44:16.955633800</dc:date>
    <meta:editing-duration>PT24S</meta:editing-duration>
    <meta:editing-cycles>1</meta:editing-cycles>
    <meta:document-statistic meta:table-count="0" meta:image-count="0" meta:object-count="0" meta:page-count="3" meta:paragraph-count="95" meta:word-count="588" meta:character-count="3933" meta:non-whitespace-character-count="3440"/>
    <meta:generator>LibreOffice/25.8.1.1$Windows_X86_64 LibreOffice_project/54047653041915e595ad4e45cccea684809c77b5</meta:generator>
  </office:meta>
</office:document-meta>
</file>